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0c888" officeooo:paragraph-rsid="0007a43d" style:font-size-asian="12.25pt" style:font-size-complex="14pt"/>
    </style:style>
    <style:style style:name="P2" style:family="paragraph" style:parent-style-name="Standard">
      <style:paragraph-properties fo:text-align="start" style:justify-single-word="false"/>
      <style:text-properties fo:font-size="14pt" officeooo:rsid="0010c888" officeooo:paragraph-rsid="0007a43d" style:font-size-asian="12.25pt" style:font-size-complex="14pt"/>
    </style:style>
    <style:style style:name="P3" style:family="paragraph" style:parent-style-name="Standard">
      <style:paragraph-properties fo:text-align="start" style:justify-single-word="false"/>
      <style:text-properties fo:font-size="14pt" fo:font-weight="bold" officeooo:rsid="0010c888" officeooo:paragraph-rsid="0007a43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8b314" officeooo:paragraph-rsid="0008b314"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07a43d" officeooo:paragraph-rsid="0007a43d" style:font-size-asian="12.25pt" style:font-weight-asian="normal" style:font-size-complex="14pt" style:font-weight-complex="normal"/>
    </style:style>
    <style:style style:name="P6" style:family="paragraph" style:parent-style-name="Standard" style:list-style-name="L2">
      <style:paragraph-properties fo:text-align="start" style:justify-single-word="false"/>
      <style:text-properties fo:font-size="14pt" fo:font-weight="normal" officeooo:rsid="0008b314" officeooo:paragraph-rsid="0008b314"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8b314" officeooo:paragraph-rsid="0008b314" style:font-size-asian="12.25pt" style:font-weight-asian="normal" style:font-size-complex="14pt" style:font-weight-complex="normal"/>
    </style:style>
    <style:style style:name="P8" style:family="paragraph" style:parent-style-name="Standard" style:list-style-name="L1">
      <style:paragraph-properties fo:text-align="start" style:justify-single-word="false"/>
      <style:text-properties officeooo:paragraph-rsid="0007a43d"/>
    </style:style>
    <style:style style:name="T1" style:family="text">
      <style:text-properties officeooo:rsid="0007a43d"/>
    </style:style>
    <style:style style:name="T2" style:family="text">
      <style:text-properties fo:font-size="14pt" fo:font-weight="normal" officeooo:rsid="0007a43d" style:font-size-asian="12.25pt" style:font-weight-asian="normal" style:font-size-complex="14pt"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08b31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ACTIC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GRAMACIÓN DECLARATI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ESOR: ESCHOYEZ MAXIMILIANO</text:p>
      <text:p text:style-name="P1">ALUMNOS: ALVAREZ TOMAS, MADRUGA BAUTISTA</text:p>
      <text:p text:style-name="P1"/>
      <text:p text:style-name="P3"><text:soft-page-break/>Introducción:</text:p>
      <text:p text:style-name="P2">La problemática abordada consiste en la resolución d<text:span text:style-name="T1">e dos ejercicios propuestos en diferentes lenguajes, los cuales se resolvían utilizando dos lenguajes de programación distintos, Prolog y CLIPS.</text:span></text:p>
      <text:p text:style-name="P2"/>
      <text:p text:style-name="P3">Desarrollo:</text:p>
      <text:p text:style-name="P5">Para poder resolver los ejercicios utilizamos los conocimientos que hemos ido aprendiendo durante el transcurso de la materia ademas de del uso de la respectiva documentación de cada lenguaje en particular.</text:p>
      <text:p text:style-name="P5"/>
      <text:list xml:id="list3781556689" text:style-name="L1">
        <text:list-item>
          <text:p text:style-name="P8"><text:span text:style-name="T2">Ejercicio 1:</text:span></text:p>
        </text:list-item>
      </text:list>
      <text:p text:style-name="P5"><text:tab/><text:tab/>Este ejercicio constaba en definir diferentes especies de animales <text:span text:style-name="T5">utilizando Prolog</text:span>, en donde debíamos indicar según el tipo de animal que era (herbívoro/carnívoro), cual de ellos podía comer carne o hierba. Ademas, definimos las crí<text:span text:style-name="T5">a</text:span>s de cada tipo de especie, en la cual debíamos poder indicar lo dicho anteriormente dependiendo de que especie animal era. </text:p>
      <text:p text:style-name="P5"/>
      <text:list xml:id="list2620944237" text:style-name="L2">
        <text:list-item>
          <text:p text:style-name="P6">Ejercicio 2:</text:p>
        </text:list-item>
      </text:list>
      <text:p text:style-name="P7"><text:tab/><text:tab/>Este ejercicio nos costó un poco más, el mismo consistía en definir diferentes hechos que describen las relaciones familiares utilizando CLIPS, para desarrollarlo fuimos definiendo los diferentes patrones para los hechos indicados en el ejercicio, donde luego definimos las reglas, las cuales debían estar basadas según una frase indicada en el mismo.</text:p>
      <text:p text:style-name="P7"/>
      <text:p text:style-name="P4">Conclusión:</text:p>
      <text:p text:style-name="P7">El trabajo practico a desarrollar fue bastante interesante ya que nos hizo aprender más formas de programar y poder razonar de forma diferente a la cual estamos acostrumbrados<text:span text:style-name="T3">.</text:span></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8T14:43:33.517267359</meta:creation-date>
    <dc:date>2021-11-18T15:03:38.114886969</dc:date>
    <meta:editing-duration>PT7M44S</meta:editing-duration>
    <meta:editing-cycles>1</meta:editing-cycles>
    <meta:document-statistic meta:table-count="0" meta:image-count="0" meta:object-count="0" meta:page-count="2" meta:paragraph-count="14" meta:word-count="214" meta:character-count="1462" meta:non-whitespace-character-count="1259"/>
    <meta:generator>LibreOffice/7.1.6.2$Linux_X86_64 LibreOffice_project/10$Build-2</meta:generator>
  </office:meta>
</office:document-meta>
</file>